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10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11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4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5" style:family="paragraph" style:parent-style-name="Header">
      <style:text-properties style:font-name="Arial" fo:font-size="8pt" officeooo:paragraph-rsid="00797de0" style:font-size-asian="8pt" style:font-size-complex="8pt"/>
    </style:style>
    <style:style style:name="P16" style:family="paragraph" style:parent-style-name="Header">
      <style:text-properties style:font-name="Arial" fo:font-size="8pt" officeooo:paragraph-rsid="00911e38" style:font-size-asian="8pt" style:font-size-complex="8pt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placeholder text:placeholder-type="text">&lt;for each="mode, labels in get_line_label(objects, data)"&gt;</text:placeholder></text:p>
      <text:p text:style-name="P14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6">Model: </text:p>
            <text:p text:style-name="P3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8"><text:placeholder text:placeholder-type="text">&lt;/if&gt;</text:placeholder></text:p>
          </table:table-cell>
          <table:table-cell table:style-name="Tabella1.B1" office:value-type="string">
            <text:p text:style-name="P9"><text:placeholder text:placeholder-type="text">&lt;if test="labels[0]"&gt;</text:placeholder></text:p>
            <text:p text:style-name="P15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2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6">Model:</text:p>
            <text:p text:style-name="P3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8"><text:placeholder text:placeholder-type="text">&lt;/if&gt;</text:placeholder></text:p>
          </table:table-cell>
          <table:table-cell table:style-name="Tabella1.B1" office:value-type="string">
            <text:p text:style-name="P9"><text:placeholder text:placeholder-type="text">&lt;if test="labels[1]"&gt;</text:placeholder></text:p>
            <text:p text:style-name="P15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2"/></draw:text-box></draw:frame></text:p>
            <text:p text:style-name="P10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6">Model:</text:p>
            <text:p text:style-name="P3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8"><text:placeholder text:placeholder-type="text">&lt;/if&gt;</text:placeholder></text:p>
          </table:table-cell>
          <table:table-cell table:style-name="Tabella1.F1" office:value-type="string">
            <text:p text:style-name="P9"><text:placeholder text:placeholder-type="text">&lt;if test="labels[2]"&gt;</text:placeholder></text:p>
            <text:p text:style-name="P15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2"/></draw:text-box></draw:frame></text:p>
            <text:p text:style-name="P10"><text:placeholder text:placeholder-type="text">&lt;/if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5"><text:placeholder text:placeholder-type="text">&lt;if test="labels[0]"&gt;</text:placeholder></text:p>
            <text:p text:style-name="P7">Model: 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6"><draw:frame draw:style-name="fr1" draw:name="Cornice1" text:anchor-type="as-char" svg:width="3.055cm" style:rel-width="100%" svg:height="2.383cm" style:rel-height="70%" draw:z-index="3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1]"&gt;</text:placeholder></text:p>
            <text:p text:style-name="P7">Model: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6"><draw:frame draw:style-name="fr1" draw:name="Cornice2" text:anchor-type="as-char" svg:width="3.307cm" style:rel-width="100%" svg:height="2.383cm" style:rel-height="70%" draw:z-index="4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2]"&gt;</text:placeholder></text:p>
            <text:p text:style-name="P7">Model:</text:p>
            <text:p text:style-name="P5"><text:placeholder text:placeholder-type="text">&lt;labels[0].name&gt;</text:placeholder></text:p>
            <text:p text:style-name="P7">Style number:</text:p>
            <text:p text:style-name="P5"><text:placeholder text:placeholder-type="text">&lt;labels[0].style&gt;</text:placeholder></text:p>
            <text:p text:style-name="P7">Colour:</text:p>
            <text:p text:style-name="P5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6"><draw:frame draw:style-name="fr1" draw:name="Cornice3" text:anchor-type="as-char" svg:width="3.057cm" style:rel-width="100%" svg:height="2.383cm" style:rel-height="70%" draw:z-index="5"><draw:text-box><text:p text:style-name="P1"/><text:p text:style-name="P2"/></draw:text-box></draw:frame></text:p>
            <text:p text:style-name="P11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09:56:19.054000000</dc:date>
    <meta:editing-duration>PT8H27M13S</meta:editing-duration>
    <meta:editing-cycles>124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